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sEsse (THEmeasure) – Self Intelligence (or QS) on the blockchain. </text:p>
      <text:p text:style-name="Standard">Founding Paper Draft 1</text:p>
      <text:p text:style-name="Standard"/>
      <text:section text:style-name="Sect1" text:name="Section1">
        <text:p text:style-name="Standard"><text:span text:style-name="T1">Introduction</text:span></text:p>
        <text:p text:style-name="P2">Measuring self intelligence on a peer or peer to peer basis would further the essence of being. The next wave of Internet decentralization is underway. <text:s/>Currency/banking with bitcoin and others on the way, such a ethereum.org decentralizing Law and peer to peer data storage networks via e.g. maidsafe.net. <text:s/>These utility blockchain technologies fundamentally disrupt and further open up the decentralization frontier of innovation. Individuals are the building blocks of intelligence and the augmenting of this intelligence can be achieved by self measuring sensors putting more of life on the record. Problem complexity on both a self and collective context means the discovery of new knowledge is becoming increasingly difficult. <text:s/>Current technology aims to solve the complexity by centralizing data in data centers and centralizing problem solving algorithms (increasingly AI (artificial intelligence) in nature) in the hands of centralized body, corporate or government. ModusEsse provides a decentralized Autonomous Application Environment to allow individuals measure their life and share measurers peer to peer to address complex collective problems. <text:s text:c="2"/></text:p>
        <text:p text:style-name="P1"/>
        <text:p text:style-name="P1"/>
        <text:p text:style-name="P1">[in brackets are JL notes]</text:p>
        <text:p text:style-name="Standard">[G eloquent big picture sentence, <text:s/>what is behind wellbeing, health, wealth, generation. <text:s/>Contrast <text:s/>with today and should be tomorrow. Centralized v decentralized.</text:p>
        <text:p text:style-name="Standard">Emotive: building on raising collective IQ vision of Doug Engelbart <text:s/>crypto-evolution bitcoin, ethereum, QS on the blockchain.</text:p>
        <text:p text:style-name="Standard">Three way diagram, crypto, IofT(sensors), AI/ML</text:p>
        <text:p text:style-name="Standard">Esse -latin for being: reach across all life, not just human but the environment connected, in short anything that is measured can be put on the protocol.]</text:p>
        <text:p text:style-name="Standard"/>
        <text:p text:style-name="P1">EsseCoin</text:p>
        <text:p text:style-name="Standard">The cryptocurrency offered for the ModusEsse decentralized network.</text:p>
        <text:p text:style-name="Standard">Pronounce <text:s/>'s'</text:p>
        <text:p text:style-name="Standard"/>
        <text:p text:style-name="P1">Incentives</text:p>
        <text:p text:style-name="Standard">Individuals – augment intelligence, freedom, accuracy of reality </text:p>
        <text:p text:style-name="Standard"/>
        <text:p text:style-name="Standard"><text:span text:style-name="T1">Measurer</text:span> (miner/farmers) <text:s/>sensors, ML, AI, AGI: <text:s/>Essie coin [attention value of beings will guide and motivate further evolution of algorithms/sensors to solve more complex problems.]</text:p>
        <text:p text:style-name="Standard"/>
        <text:p text:style-name="Standard"/>
        <text:p text:style-name="P1">AEE Technology</text:p>
        <text:p text:style-name="P1"/>
        <text:p text:style-name="P1">Introduction (see technical paper)</text:p>
        <text:p text:style-name="Standard">Decentralized human technology unity</text:p>
        <text:p text:style-name="Standard"/>
        <text:p text:style-name="Standard">Augment of individual intelligence, contrasted with centralized corporate/govt. efforts.</text:p>
        <text:p text:style-name="Standard"/>
        <text:p text:style-name="Standard">AAE (autonomous application environment) - Sandwich of existing decentralized stack ethereum/maidsafe/www.</text:p>
        <text:p text:style-name="Standard"/>
        <text:p text:style-name="Standard">Self &amp; Peer to Peer Network – solve complex problems – collective IQ.</text:p>
        <text:p text:style-name="Standard"><text:soft-page-break/></text:p>
        <text:p text:style-name="Standard">Technical challenges: volume of data, integration with sensor all devices, running AI locally and networked in realtime. Security, privacy.</text:p>
        <text:p text:style-name="P1"/>
        <text:p text:style-name="P2">Range of sensors</text:p>
        <text:p text:style-name="P2">Start with light, data volumes can be managed, heavier, voice, video, will follow.</text:p>
        <text:p text:style-name="P1"/>
        <text:p text:style-name="P2">Open source</text:p>
        <text:p text:style-name="P1"/>
        <text:p text:style-name="P1"/>
        <text:p text:style-name="P1"/>
        <text:p text:style-name="P1">Mechanism</text:p>
        <text:p text:style-name="P2">Individual sensor contract meaning save</text:p>
        <text:p text:style-name="P2"/>
        <text:p text:style-name="P2">Existing contracts law, much more voluminous implicit daily contracts.</text:p>
        <text:p text:style-name="P2"/>
        <text:p text:style-name="P2">Rewarding 'miners' incentives to improve?</text:p>
        <text:p text:style-name="P1"/>
        <text:p text:style-name="P1">Adoption</text:p>
        <text:p text:style-name="Standard">The decentralization of money, the decentralization of law, the decentralization of intelligence (QS on the blockchain.</text:p>
        <text:p text:style-name="Standard">See case studies</text:p>
        <text:p text:style-name="Standard"/>
        <text:p text:style-name="Standard">Examples:</text:p>
        <text:p text:style-name="Standard">Individual and personal trainer/gym membership (wellbeing)</text:p>
        <text:p text:style-name="Standard"/>
        <text:p text:style-name="Standard">Individual chiropractor (health)</text:p>
        <text:p text:style-name="Standard"/>
        <text:p text:style-name="Standard">Scientist new AI algorithm (cancer)</text:p>
        <text:p text:style-name="Standard"/>
        <text:p text:style-name="Standard">New sensors for monitoring X <text:s/>(sensor)</text:p>
        <text:p text:style-name="P1"/>
        <text:p text:style-name="P1">Community</text:p>
        <text:p text:style-name="Standard">Core founders</text:p>
        <text:p text:style-name="Standard">Core developers</text:p>
        <text:p text:style-name="Standard">QS</text:p>
        <text:p text:style-name="Standard">Machine learners</text:p>
        <text:p text:style-name="Standard">Existing crypto</text:p>
        <text:p text:style-name="Standard">Sensor (kicker starts to DIY)</text:p>
        <text:p text:style-name="Standard"/>
        <text:p text:style-name="Standard"/>
        <text:p text:style-name="P1">Funding</text:p>
        <text:p text:style-name="Standard">Issue of EsseCoins through a crypto public offering, accepting, Bitcoin, Ether or Safe Coins.</text:p>
        <text:p text:style-name="Standard"/>
        <text:p text:style-name="P1">Govern-ship</text:p>
        <text:p text:style-name="Standard">Opensource foundation, building on Lunix, bitcoin, ethereum style.</text:p>
        <text:p text:style-name="Standard"/>
        <text:p text:style-name="P1">TimeTable</text:p>
        <text:p text:style-name="Standard"/>
        <text:p text:style-name="Standard"><text:soft-page-break/>September-December 2014 – founding documentation, technology road map, core team build.</text:p>
        <text:p text:style-name="Standard"/>
        <text:p text:style-name="Standard">January-June 2015 – built of prototype Protocol</text:p>
        <text:p text:style-name="Standard"/>
        <text:p text:style-name="Standard">July-September 2015 – build of first application</text:p>
        <text:p text:style-name="Standard"/>
        <text:p text:style-name="Standard">October 2015 – CryptoIPO of EsseCoins</text:p>
        <text:p text:style-name="Standard"/>
        <text:p text:style-name="Standard">March 2016 – beta release of ModuEsse protocol.</text:p>
        <text:p text:style-name="Standard"/>
        <text:p text:style-name="Standard">September 2016 – Full 1.0 protocol releas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3.5$Linux_X86_64 LibreOffice_project/350m1$Build-2</meta:generator>
    <dc:date>2014-09-01T11:50:03</dc:date>
    <dc:creator>aboynejames </dc:creator>
    <meta:editing-duration>PT5H52M35S</meta:editing-duration>
    <meta:editing-cycles>42</meta:editing-cycles>
    <meta:document-statistic meta:table-count="0" meta:image-count="0" meta:object-count="0" meta:page-count="3" meta:paragraph-count="55" meta:word-count="530" meta:character-count="3791" meta:non-whitespace-character-count="3300"/>
  </office:meta>
</office:document-meta>
</file>